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mfortaa Light1" svg:font-family="'Comfortaa Light'"/>
    <style:font-face style:name="Comfortaa Light" svg:font-family="'Comfortaa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dddddd" draw:textarea-horizontal-align="justify" draw:textarea-vertical-align="middle" draw:auto-grow-height="false" fo:min-height="0.285cm" fo:min-width="3.945cm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ffff" draw:fill="solid" draw:fill-color="#dddddd" draw:textarea-horizontal-align="justify" draw:textarea-vertical-align="middle" draw:auto-grow-height="false" fo:min-height="0.194cm" fo:min-width="6.295cm"/>
    </style:style>
    <style:style style:name="gr4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solid" draw:fill-color="#ffffff" fo:min-height="4.653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076cm" draw:marker-end-width="0.076cm" draw:fill="solid" draw:fill-color="#ffffff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000000" draw:marker-start-width="0.076cm" draw:marker-end-width="0.076cm" draw:fill="solid" draw:fill-color="#ffffff" draw:textarea-horizontal-align="justify" draw:textarea-vertical-align="middle" draw:auto-grow-height="false" fo:min-height="0.11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076cm" draw:marker-end-width="0.076cm" draw:fill="solid" draw:fill-color="#ffffff" draw:textarea-horizontal-align="justify" draw:textarea-vertical-align="middle" draw:auto-grow-height="false" fo:min-height="0.06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076cm" draw:marker-end-width="0.076cm" draw:fill="solid" draw:fill-color="#ffffff" fo:min-height="0.47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solid" svg:stroke-width="0.051cm" svg:stroke-color="#000000" draw:marker-start-width="0.076cm" draw:marker-end-width="0.076cm" draw:fill="solid" draw:fill-color="#ffbf00" fo:min-height="0.941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solid" svg:stroke-width="0.051cm" svg:stroke-color="#000000" draw:marker-start-width="0.076cm" draw:marker-end-width="0.076cm" draw:fill="solid" draw:fill-color="#ffbf00" fo:min-height="0.471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solid" svg:stroke-width="0.051cm" svg:stroke-color="#000000" draw:marker-start-width="0.076cm" draw:marker-end-width="0.076cm" draw:fill="solid" draw:fill-color="#ffbf00" fo:min-height="1.411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solid" svg:stroke-width="0.051cm" svg:stroke-color="#000000" draw:marker-start-width="0.076cm" draw:marker-end-width="0.076cm" draw:fill="solid" draw:fill-color="#dddddd" fo:min-height="0.471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solid" svg:stroke-width="0.051cm" svg:stroke-color="#000000" draw:marker-start-width="0.076cm" draw:marker-end-width="0.076cm" draw:fill="solid" draw:fill-color="#dddddd" fo:min-height="1.41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solid" svg:stroke-width="0.051cm" svg:stroke-color="#000000" draw:marker-start-width="0.076cm" draw:marker-end-width="0.076cm" draw:fill="solid" draw:fill-color="#8e86ae" fo:min-height="0.941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000000" draw:marker-start-width="0.076cm" draw:marker-end-width="0.076cm" draw:fill="solid" draw:fill-color="#8e86ae" fo:min-height="0.471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solid" svg:stroke-width="0.051cm" svg:stroke-color="#000000" draw:marker-start-width="0.076cm" draw:marker-end-width="0.076cm" draw:fill="solid" draw:fill-color="#00a933" fo:min-height="0.941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solid" svg:stroke-width="0.051cm" svg:stroke-color="#000000" draw:marker-start-width="0.076cm" draw:marker-end-width="0.076cm" draw:fill="solid" draw:fill-color="#00a933" fo:min-height="0.444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solid" svg:stroke-width="0.051cm" svg:stroke-color="#000000" draw:marker-start-width="0.076cm" draw:marker-end-width="0.076cm" draw:fill="solid" draw:fill-color="#ff3838" fo:min-height="0.941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width="0.051cm" svg:stroke-color="#000000" draw:marker-start-width="0.076cm" draw:marker-end-width="0.076cm" draw:fill="solid" draw:fill-color="#dddddd" fo:min-height="0.941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solid" svg:stroke-width="0.051cm" svg:stroke-color="#000000" draw:marker-start-width="0.076cm" draw:marker-end-width="0.076cm" draw:fill="solid" draw:fill-color="#0084d1" fo:min-height="0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solid" svg:stroke-width="0.051cm" svg:stroke-color="#000000" draw:marker-start-width="0.076cm" draw:marker-end-width="0.076cm" draw:fill="solid" draw:fill-color="#0084d1" fo:min-height="0.136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solid" svg:stroke-width="0.051cm" svg:stroke-color="#000000" draw:marker-start-width="0.076cm" draw:marker-end-width="0.076cm" draw:fill="solid" draw:fill-color="#a52a2a" fo:min-height="0.941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solid" svg:stroke-width="0.051cm" svg:stroke-color="#000000" draw:marker-start-width="0.076cm" draw:marker-end-width="0.076cm" draw:fill="solid" draw:fill-color="#a52a2a" fo:min-height="1.168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width="0.051cm" svg:stroke-color="#000000" draw:marker-start-width="0.076cm" draw:marker-end-width="0.076cm" draw:fill="solid" draw:fill-color="#83caff" fo:min-height="0.786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solid" svg:stroke-width="0.051cm" svg:stroke-color="#000000" draw:marker-start-width="0.076cm" draw:marker-end-width="0.076cm" draw:fill="solid" draw:fill-color="#83caff" fo:min-height="0.589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solid" svg:stroke-width="0.051cm" svg:stroke-color="#000000" draw:marker-start-width="0.076cm" draw:marker-end-width="0.076cm" draw:fill="solid" draw:fill-color="#2a6099" fo:min-height="0.786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solid" svg:stroke-width="0.051cm" svg:stroke-color="#000000" draw:marker-start-width="0.076cm" draw:marker-end-width="0.076cm" draw:fill="solid" draw:fill-color="#2a6099" fo:min-height="1.986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width="0.051cm" svg:stroke-color="#000000" draw:marker-start-width="0.076cm" draw:marker-end-width="0.076cm" draw:fill="solid" draw:fill-color="#2a6099" fo:min-height="0.97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  <style:text-properties style:font-name="Comfortaa Light" fo:font-size="12pt"/>
    </style:style>
    <style:style style:name="P4" style:family="paragraph">
      <loext:graphic-properties draw:fill="solid" draw:fill-color="#ffffff"/>
      <style:paragraph-properties fo:text-align="center"/>
      <style:text-properties style:font-name="Comfortaa Light"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Comfortaa Light" fo:font-size="12pt"/>
    </style:style>
    <style:style style:name="P7" style:family="paragraph">
      <loext:graphic-properties draw:fill="solid" draw:fill-color="#ffbf00"/>
      <style:paragraph-properties style:writing-mode="lr-tb"/>
      <style:text-properties style:font-name="Comfortaa Light" fo:font-size="12pt"/>
    </style:style>
    <style:style style:name="P8" style:family="paragraph">
      <loext:graphic-properties draw:fill="solid" draw:fill-color="#dddddd"/>
      <style:paragraph-properties style:writing-mode="lr-tb"/>
      <style:text-properties style:font-name="Comfortaa Light" fo:font-size="12pt"/>
    </style:style>
    <style:style style:name="P9" style:family="paragraph">
      <loext:graphic-properties draw:fill="solid" draw:fill-color="#8e86ae"/>
      <style:paragraph-properties style:writing-mode="lr-tb"/>
      <style:text-properties style:font-name="Comfortaa Light" fo:font-size="12pt"/>
    </style:style>
    <style:style style:name="P10" style:family="paragraph">
      <loext:graphic-properties draw:fill="solid" draw:fill-color="#00a933"/>
      <style:paragraph-properties style:writing-mode="lr-tb"/>
      <style:text-properties style:font-name="Comfortaa Light" fo:font-size="12pt"/>
    </style:style>
    <style:style style:name="P11" style:family="paragraph">
      <loext:graphic-properties draw:fill="solid" draw:fill-color="#ff3838"/>
      <style:paragraph-properties style:writing-mode="lr-tb"/>
      <style:text-properties style:font-name="Comfortaa Light" fo:font-size="12pt"/>
    </style:style>
    <style:style style:name="P12" style:family="paragraph">
      <loext:graphic-properties draw:fill="solid" draw:fill-color="#0084d1"/>
      <style:paragraph-properties style:writing-mode="lr-tb"/>
      <style:text-properties style:font-name="Comfortaa Light" fo:font-size="12pt"/>
    </style:style>
    <style:style style:name="P13" style:family="paragraph">
      <loext:graphic-properties draw:fill="solid" draw:fill-color="#a52a2a"/>
      <style:paragraph-properties style:writing-mode="lr-tb"/>
      <style:text-properties style:font-name="Comfortaa Light" fo:font-size="12pt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loext:graphic-properties draw:fill="solid" draw:fill-color="#a52a2a"/>
      <style:paragraph-properties style:writing-mode="lr-tb"/>
      <style:text-properties style:font-name="Comfortaa Light" fo:font-size="10pt" style:font-size-asian="18pt" style:font-size-complex="18pt"/>
    </style:style>
    <style:style style:name="P16" style:family="paragraph">
      <loext:graphic-properties draw:fill="solid" draw:fill-color="#83caff"/>
      <style:paragraph-properties style:writing-mode="lr-tb"/>
      <style:text-properties style:font-name="Comfortaa Light" fo:font-size="12pt"/>
    </style:style>
    <style:style style:name="P17" style:family="paragraph">
      <style:text-properties fo:font-size="10pt" fo:font-style="italic" style:font-size-asian="18pt" style:font-style-asian="italic" style:font-size-complex="18pt" style:font-style-complex="italic"/>
    </style:style>
    <style:style style:name="P18" style:family="paragraph">
      <loext:graphic-properties draw:fill="solid" draw:fill-color="#83caff"/>
      <style:paragraph-properties style:writing-mode="lr-tb"/>
      <style:text-properties style:font-name="Comfortaa Light" fo:font-size="10pt" fo:font-style="italic" style:font-size-asian="18pt" style:font-style-asian="italic" style:font-size-complex="18pt" style:font-style-complex="italic"/>
    </style:style>
    <style:style style:name="P19" style:family="paragraph">
      <loext:graphic-properties draw:fill="solid" draw:fill-color="#2a6099"/>
      <style:paragraph-properties style:writing-mode="lr-tb"/>
      <style:text-properties style:font-name="Comfortaa Light" fo:font-size="12pt"/>
    </style:style>
    <style:style style:name="P20" style:family="paragraph">
      <loext:graphic-properties draw:fill="solid" draw:fill-color="#2a6099"/>
      <style:paragraph-properties style:writing-mode="lr-tb"/>
      <style:text-properties style:font-name="Comfortaa Light" fo:font-size="10pt" fo:font-style="italic" style:font-size-asian="18pt" style:font-style-asian="italic" style:font-size-complex="18pt" style:font-style-complex="italic"/>
    </style:style>
    <style:style style:name="P21" style:family="paragraph">
      <loext:graphic-properties draw:fill="solid" draw:fill-color="#83caff"/>
      <style:paragraph-properties style:writing-mode="lr-tb"/>
      <style:text-properties style:font-name="Comfortaa Light" fo:font-size="10pt" style:font-size-asian="18pt" style:font-size-complex="18pt"/>
    </style:style>
    <style:style style:name="T1" style:family="text">
      <style:text-properties style:font-name="Comfortaa Light" fo:font-size="12pt"/>
    </style:style>
    <style:style style:name="T2" style:family="text">
      <style:text-properties style:font-name="Comfortaa Light" fo:font-size="10pt" style:font-size-asian="18pt" style:font-size-complex="18pt"/>
    </style:style>
    <style:style style:name="T3" style:family="text">
      <style:text-properties style:font-name="Comfortaa Light1" fo:font-size="10pt" style:font-name-asian="Comfortaa Light1" style:font-size-asian="18pt" style:font-name-complex="Comfortaa Light1" style:font-size-complex="18pt"/>
    </style:style>
    <style:style style:name="T4" style:family="text">
      <style:text-properties style:font-name="Comfortaa Light" fo:font-size="10pt" fo:font-style="italic" style:font-size-asian="18pt" style:font-style-asian="italic" style:font-size-complex="18pt" style:font-style-complex="italic"/>
    </style:style>
    <style:style style:name="T5" style:family="text">
      <style:text-properties style:font-name="Comfortaa Light" fo:font-size="10pt" fo:font-style="normal" style:font-size-asian="18pt" style:font-style-asian="normal" style:font-size-complex="18pt" style:font-style-complex="normal"/>
    </style:style>
    <style:style style:name="T6" style:family="text">
      <style:text-properties style:font-name="Comfortaa Light" fo:font-size="10pt" style:font-name-asian="Comfortaa Light1" style:font-size-asian="18pt" style:font-name-complex="Comfortaa Light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651cm" svg:x="20.023cm" svg:y="5.06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2" draw:text-style-name="P2" draw:layer="layout" draw:type="line" svg:x1="16.02cm" svg:y1="3.155cm" svg:x2="28.722cm" svg:y2="6.97cm" draw:start-shape="id1" draw:start-glue-point="1" draw:end-shape="id2" draw:end-glue-point="6" svg:d="M16020 3155l12702 3815" svg:viewBox="0 0 12703 3816">
          <text:p/>
        </draw:connector>
        <draw:connector draw:style-name="gr2" draw:text-style-name="P2" draw:layer="layout" draw:type="line" svg:x1="16.02cm" svg:y1="3.155cm" svg:x2="25.046cm" svg:y2="6.715cm" draw:start-shape="id1" draw:start-glue-point="1" draw:end-shape="id3" draw:end-glue-point="4" svg:d="M16020 3155l9026 3560" svg:viewBox="0 0 9027 3561">
          <text:p/>
        </draw:connector>
        <draw:custom-shape draw:style-name="gr3" draw:text-style-name="P1" draw:layer="layout" svg:width="13.589cm" svg:height="1.37cm" svg:x="20.05cm" svg:y="7.25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connector draw:style-name="gr4" draw:text-style-name="P2" draw:layer="layout" draw:type="line" svg:x1="23.298cm" svg:y1="11.045cm" svg:x2="25.046cm" svg:y2="7.223cm" draw:start-shape="id4" draw:start-glue-point="1" draw:end-shape="id3" draw:end-glue-point="8" svg:d="M23298 11045l1748-3822" svg:viewBox="0 0 1749 3823">
          <text:p/>
        </draw:connector>
        <draw:connector draw:style-name="gr2" draw:text-style-name="P2" draw:layer="layout" draw:type="line" svg:x1="20.993cm" svg:y1="2.327cm" svg:x2="25.046cm" svg:y2="6.715cm" draw:start-shape="id5" draw:start-glue-point="1" draw:end-shape="id3" draw:end-glue-point="4" svg:d="M20993 2327l4053 4388" svg:viewBox="0 0 4054 4389">
          <text:p/>
        </draw:connector>
        <draw:connector draw:style-name="gr2" draw:text-style-name="P2" draw:layer="layout" draw:type="line" svg:x1="21.066cm" svg:y1="1.479cm" svg:x2="25.046cm" svg:y2="6.715cm" draw:start-shape="id6" draw:start-glue-point="2" draw:end-shape="id3" draw:end-glue-point="4" svg:d="M21066 1479l3980 5236" svg:viewBox="0 0 3981 5237">
          <text:p/>
        </draw:connector>
        <draw:frame draw:style-name="gr5" draw:text-style-name="P3" draw:layer="layout" svg:width="15.748cm" svg:height="4.953cm" svg:x="0.111cm" svg:y="10.144cm">
          <draw:text-box>
            <text:p/>
          </draw:text-box>
        </draw:frame>
        <draw:line draw:style-name="gr6" draw:text-style-name="P4" draw:layer="layout" svg:x1="1cm" svg:y1="6.969cm" svg:x2="29.48cm" svg:y2="6.969cm">
          <text:p/>
        </draw:line>
        <draw:custom-shape draw:style-name="gr7" draw:text-style-name="P4" xml:id="id16" draw:id="id16" draw:layer="layout" svg:width="0.508cm" svg:height="0.508cm" svg:x="14.843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1" draw:id="id21" draw:layer="layout" svg:width="0.508cm" svg:height="0.508cm" svg:x="29.321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6" xml:id="id17" draw:id="id17" draw:layer="layout" svg:width="1.524cm" svg:height="0.771cm" svg:x="15.732cm" svg:y="8.23cm">
          <draw:text-box>
            <text:p text:style-name="P5"><text:span text:style-name="T1">1700</text:span></text:p>
          </draw:text-box>
        </draw:frame>
        <draw:frame draw:style-name="gr9" draw:text-style-name="P6" xml:id="id27" draw:id="id27" draw:layer="layout" svg:width="1.524cm" svg:height="0.771cm" svg:x="28.051cm" svg:y="13.827cm">
          <draw:text-box>
            <text:p text:style-name="P5"><text:span text:style-name="T1">1800</text:span></text:p>
          </draw:text-box>
        </draw:frame>
        <draw:custom-shape draw:style-name="gr7" draw:text-style-name="P4" xml:id="id12" draw:id="id12" draw:layer="layout" svg:width="0.508cm" svg:height="0.508cm" svg:x="0.746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xml:id="id18" draw:id="id18" draw:layer="layout" svg:width="1.524cm" svg:height="0.771cm" svg:x="1.508cm" svg:y="8.366cm">
          <draw:text-box>
            <text:p text:style-name="P5"><text:span text:style-name="T1">1600</text:span></text:p>
          </draw:text-box>
        </draw:frame>
        <draw:frame draw:style-name="gr10" draw:text-style-name="P7" xml:id="id11" draw:id="id11" draw:layer="layout" svg:width="3.429cm" svg:height="1.241cm" svg:x="0.238cm" svg:y="0.238cm">
          <draw:text-box>
            <text:p><text:span text:style-name="T1">Mexico City, 1594</text:span></text:p>
          </draw:text-box>
        </draw:frame>
        <draw:frame draw:style-name="gr11" draw:text-style-name="P7" xml:id="id13" draw:id="id13" draw:layer="layout" svg:width="2.794cm" svg:height="0.771cm" svg:x="2.143cm" svg:y="1.753cm">
          <draw:text-box>
            <text:p><text:span text:style-name="T1">Lima, 1618</text:span></text:p>
          </draw:text-box>
        </draw:frame>
        <draw:custom-shape draw:style-name="gr7" draw:text-style-name="P4" xml:id="id14" draw:id="id14" draw:layer="layout" svg:width="0.508cm" svg:height="0.508cm" svg:x="3.03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xml:id="id19" draw:id="id19" draw:layer="layout" svg:width="4.191cm" svg:height="1.241cm" svg:x="24.33cm" svg:y="0.235cm">
          <draw:text-box>
            <text:p><text:span text:style-name="T1">Caracas and Guatemala, 1793</text:span></text:p>
          </draw:text-box>
        </draw:frame>
        <draw:frame draw:style-name="gr10" draw:text-style-name="P7" xml:id="id26" draw:id="id26" draw:layer="layout" svg:width="4.445cm" svg:height="1.241cm" svg:x="22.463cm" svg:y="13.827cm">
          <draw:text-box>
            <text:p><text:span text:style-name="T1">Buenos Aires and Havana, 1794</text:span></text:p>
          </draw:text-box>
        </draw:frame>
        <draw:frame draw:style-name="gr12" draw:text-style-name="P7" xml:id="id25" draw:id="id25" draw:layer="layout" svg:width="4.318cm" svg:height="1.711cm" svg:x="22.59cm" svg:y="11.922cm">
          <draw:text-box>
            <text:p><text:span text:style-name="T1">Cartagena, Chile, Guadalajara, Veracruz, 1795</text:span></text:p>
          </draw:text-box>
        </draw:frame>
        <draw:frame draw:style-name="gr10" draw:text-style-name="P7" draw:layer="layout" svg:width="2.159cm" svg:height="1.241cm" svg:x="7.258cm" svg:y="10.305cm">
          <draw:text-box>
            <text:p><text:span text:style-name="T1">Mining guilds</text:span></text:p>
          </draw:text-box>
        </draw:frame>
        <draw:frame draw:style-name="gr13" draw:text-style-name="P8" xml:id="id15" draw:id="id15" draw:layer="layout" svg:width="2.413cm" svg:height="0.771cm" svg:x="12.684cm" svg:y="8.484cm">
          <draw:text-box>
            <text:p><text:span text:style-name="T1">4 million </text:span></text:p>
          </draw:text-box>
        </draw:frame>
        <draw:frame draw:style-name="gr13" draw:text-style-name="P8" xml:id="id20" draw:id="id20" draw:layer="layout" svg:width="2.794cm" svg:height="0.771cm" svg:x="27.273cm" svg:y="2.192cm">
          <draw:text-box>
            <text:p><text:span text:style-name="T1">27 million </text:span></text:p>
          </draw:text-box>
        </draw:frame>
        <draw:frame draw:style-name="gr14" draw:text-style-name="P8" draw:layer="layout" svg:width="4.191cm" svg:height="1.711cm" svg:x="0.265cm" svg:y="10.219cm">
          <draw:text-box>
            <text:p><text:span text:style-name="T1">Mexican pesos mined (gold and silver)</text:span></text:p>
          </draw:text-box>
        </draw:frame>
        <draw:custom-shape draw:style-name="gr8" draw:text-style-name="P4" xml:id="id2" draw:id="id2" draw:layer="layout" svg:width="0.508cm" svg:height="0.508cm" svg:x="28.722cm" svg:y="6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9" draw:layer="layout" svg:width="2.47cm" svg:height="1.711cm" svg:x="4.626cm" svg:y="10.252cm">
          <draw:text-box>
            <text:p><text:span text:style-name="T1">Mexican college founded</text:span></text:p>
          </draw:text-box>
        </draw:frame>
        <draw:frame draw:style-name="gr16" draw:text-style-name="P9" xml:id="id9" draw:id="id9" draw:layer="layout" svg:width="3.175cm" svg:height="0.771cm" svg:x="23.55cm" svg:y="3.886cm">
          <draw:text-box>
            <text:p><text:span text:style-name="T1">Mining, 1792</text:span></text:p>
          </draw:text-box>
        </draw:frame>
        <draw:frame draw:style-name="gr16" draw:text-style-name="P9" xml:id="id8" draw:id="id8" draw:layer="layout" svg:width="3.428cm" svg:height="0.771cm" svg:x="23.07cm" svg:y="2.843cm">
          <draw:text-box>
            <text:p><text:span text:style-name="T1">Botany, 1788</text:span></text:p>
          </draw:text-box>
        </draw:frame>
        <draw:frame draw:style-name="gr16" draw:text-style-name="P9" xml:id="id7" draw:id="id7" draw:layer="layout" svg:width="2.667cm" svg:height="0.771cm" svg:x="23.65cm" svg:y="1.764cm">
          <draw:text-box>
            <text:p><text:span text:style-name="T1">Arts, 1785</text:span></text:p>
          </draw:text-box>
        </draw:frame>
        <draw:frame draw:style-name="gr17" draw:text-style-name="P10" draw:layer="layout" svg:width="4.191cm" svg:height="1.241cm" svg:x="0.265cm" svg:y="12.084cm">
          <draw:text-box>
            <text:p><text:span text:style-name="T1">Guatemalan college founded</text:span></text:p>
          </draw:text-box>
        </draw:frame>
        <draw:frame draw:style-name="gr17" draw:text-style-name="P10" xml:id="id22" draw:id="id22" draw:layer="layout" svg:width="4.572cm" svg:height="1.241cm" svg:x="22.844cm" svg:y="9.001cm">
          <draw:text-box>
            <text:p><text:span text:style-name="T1">Drawing, mathematics, 1797</text:span></text:p>
          </draw:text-box>
        </draw:frame>
        <draw:frame draw:style-name="gr18" draw:text-style-name="P10" xml:id="id23" draw:id="id23" draw:layer="layout" svg:width="3.302cm" svg:height="1.241cm" svg:x="23.825cm" svg:y="10.525cm">
          <draw:text-box>
            <text:p><text:span text:style-name="T1">Botanical garden, 1796</text:span></text:p>
          </draw:text-box>
        </draw:frame>
        <draw:frame draw:style-name="gr19" draw:text-style-name="P11" draw:layer="layout" svg:width="4.191cm" svg:height="1.241cm" svg:x="0.226cm" svg:y="13.429cm">
          <draw:text-box>
            <text:p><text:span text:style-name="T1">Columbian college founded</text:span></text:p>
          </draw:text-box>
        </draw:frame>
        <draw:frame draw:style-name="gr19" draw:text-style-name="P11" xml:id="id4" draw:id="id4" draw:layer="layout" svg:width="4.191cm" svg:height="1.241cm" svg:x="19.107cm" svg:y="10.425cm">
          <draw:text-box>
            <text:p><text:span text:style-name="T1">Mathematics academy, 1760</text:span></text:p>
          </draw:text-box>
        </draw:frame>
        <draw:custom-shape draw:style-name="gr8" draw:text-style-name="P4" xml:id="id3" draw:id="id3" draw:layer="layout" svg:width="0.508cm" svg:height="0.508cm" svg:x="24.79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xml:id="id10" draw:id="id10" draw:layer="layout" svg:width="4.191cm" svg:height="1.241cm" svg:x="22.815cm" svg:y="4.856cm">
          <draw:text-box>
            <text:p><text:span text:style-name="T1">Chemical and Metallurgy 1792</text:span></text:p>
          </draw:text-box>
        </draw:frame>
        <draw:connector draw:style-name="gr4" draw:text-style-name="P2" draw:layer="layout" draw:type="line" svg:x1="26.317cm" svg:y1="2.149cm" svg:x2="28.976cm" svg:y2="6.716cm" draw:start-shape="id7" draw:start-glue-point="1" draw:end-shape="id2" draw:end-glue-point="4" svg:d="M26317 2149l2659 4567" svg:viewBox="0 0 2660 4568">
          <text:p/>
        </draw:connector>
        <draw:connector draw:style-name="gr4" draw:text-style-name="P2" draw:layer="layout" draw:type="line" svg:x1="26.498cm" svg:y1="3.228cm" svg:x2="28.976cm" svg:y2="6.716cm" draw:start-shape="id8" draw:start-glue-point="1" draw:end-shape="id2" draw:end-glue-point="4" svg:d="M26498 3228l2478 3488" svg:viewBox="0 0 2479 3489">
          <text:p/>
        </draw:connector>
        <draw:connector draw:style-name="gr4" draw:text-style-name="P2" draw:layer="layout" draw:type="line" svg:x1="26.725cm" svg:y1="4.271cm" svg:x2="28.976cm" svg:y2="6.716cm" draw:start-shape="id9" draw:start-glue-point="1" draw:end-shape="id2" draw:end-glue-point="4" svg:d="M26725 4271l2251 2445" svg:viewBox="0 0 2252 2446">
          <text:p/>
        </draw:connector>
        <draw:connector draw:style-name="gr4" draw:text-style-name="P2" draw:layer="layout" draw:type="line" svg:x1="27.006cm" svg:y1="5.476cm" svg:x2="28.976cm" svg:y2="6.716cm" draw:start-shape="id10" draw:start-glue-point="1" draw:end-shape="id2" draw:end-glue-point="4" svg:d="M27006 5476l1970 1240" svg:viewBox="0 0 1971 1241">
          <text:p/>
        </draw:connector>
        <draw:connector draw:style-name="gr4" draw:text-style-name="P2" draw:layer="layout" draw:type="line" svg:x1="1.952cm" svg:y1="1.479cm" svg:x2="1cm" svg:y2="6.688cm" draw:start-shape="id11" draw:start-glue-point="2" draw:end-shape="id12" draw:end-glue-point="4" svg:d="M1952 1479l-952 5209" svg:viewBox="0 0 953 5210">
          <text:p/>
        </draw:connector>
        <draw:connector draw:style-name="gr4" draw:text-style-name="P2" draw:layer="layout" draw:type="line" svg:x1="3.54cm" svg:y1="2.524cm" svg:x2="3.286cm" svg:y2="6.715cm" draw:start-shape="id13" draw:start-glue-point="2" draw:end-shape="id14" draw:end-glue-point="4" svg:d="M3540 2524l-254 4191" svg:viewBox="0 0 255 4192">
          <text:p/>
        </draw:connector>
        <draw:connector draw:style-name="gr4" draw:text-style-name="P2" draw:layer="layout" draw:type="line" svg:x1="13.89cm" svg:y1="8.484cm" svg:x2="15.097cm" svg:y2="7.223cm" draw:start-shape="id15" draw:start-glue-point="0" draw:end-shape="id16" draw:end-glue-point="8" svg:d="M13890 8484l1207-1261" svg:viewBox="0 0 1208 1262">
          <text:p/>
        </draw:connector>
        <draw:connector draw:style-name="gr4" draw:text-style-name="P2" draw:layer="layout" draw:type="line" svg:x1="15.097cm" svg:y1="7.223cm" svg:x2="16.494cm" svg:y2="8.23cm" draw:start-shape="id16" draw:start-glue-point="8" draw:end-shape="id17" draw:end-glue-point="0" svg:d="M15097 7223l1397 1007" svg:viewBox="0 0 1398 1008">
          <text:p/>
        </draw:connector>
        <draw:connector draw:style-name="gr4" draw:text-style-name="P2" draw:layer="layout" draw:type="line" svg:x1="1cm" svg:y1="7.196cm" svg:x2="1.508cm" svg:y2="8.751cm" draw:start-shape="id12" draw:start-glue-point="8" draw:end-shape="id18" draw:end-glue-point="3" svg:d="M1000 7196l508 1555" svg:viewBox="0 0 509 1556">
          <text:p/>
        </draw:connector>
        <draw:connector draw:style-name="gr4" draw:text-style-name="P2" draw:layer="layout" draw:type="line" svg:x1="26.425cm" svg:y1="1.476cm" svg:x2="28.976cm" svg:y2="6.716cm" draw:start-shape="id19" draw:start-glue-point="2" draw:end-shape="id2" draw:end-glue-point="4" svg:d="M26425 1476l2551 5240" svg:viewBox="0 0 2552 5241">
          <text:p/>
        </draw:connector>
        <draw:connector draw:style-name="gr4" draw:text-style-name="P2" draw:layer="layout" draw:type="line" svg:x1="28.67cm" svg:y1="2.963cm" svg:x2="29.575cm" svg:y2="6.715cm" draw:start-shape="id20" draw:start-glue-point="2" draw:end-shape="id21" draw:end-glue-point="4" svg:d="M28670 2963l905 3752" svg:viewBox="0 0 906 3753">
          <text:p/>
        </draw:connector>
        <draw:connector draw:style-name="gr4" draw:text-style-name="P2" xml:id="id24" draw:id="id24" draw:layer="layout" draw:type="line" svg:x1="27.416cm" svg:y1="9.621cm" svg:x2="29.577cm" svg:y2="7.225cm" draw:start-shape="id22" draw:start-glue-point="1" svg:d="M27416 9621l2161-2396" svg:viewBox="0 0 2162 2397">
          <text:p/>
        </draw:connector>
        <draw:connector draw:style-name="gr4" draw:text-style-name="P2" draw:layer="layout" draw:type="line" svg:x1="27.127cm" svg:y1="11.145cm" svg:x2="29.577cm" svg:y2="7.225cm" draw:start-shape="id23" draw:start-glue-point="1" draw:end-shape="id24" draw:end-glue-point="3" svg:d="M27127 11145l2450-3920" svg:viewBox="0 0 2451 3921">
          <text:p/>
        </draw:connector>
        <draw:connector draw:style-name="gr4" draw:text-style-name="P2" draw:layer="layout" draw:type="line" svg:x1="26.908cm" svg:y1="12.777cm" svg:x2="29.577cm" svg:y2="7.225cm" draw:start-shape="id25" draw:start-glue-point="1" draw:end-shape="id24" draw:end-glue-point="3" svg:d="M26908 12777l2669-5552" svg:viewBox="0 0 2670 5553">
          <text:p/>
        </draw:connector>
        <draw:connector draw:style-name="gr4" draw:text-style-name="P2" draw:layer="layout" draw:type="line" svg:x1="26.908cm" svg:y1="14.447cm" svg:x2="29.577cm" svg:y2="7.225cm" draw:start-shape="id26" draw:start-glue-point="1" draw:end-shape="id24" draw:end-glue-point="3" svg:d="M26908 14447l2669-7222" svg:viewBox="0 0 2670 7223">
          <text:p/>
        </draw:connector>
        <draw:connector draw:style-name="gr4" draw:text-style-name="P2" draw:layer="layout" draw:type="line" svg:x1="29.575cm" svg:y1="14.212cm" svg:x2="29.577cm" svg:y2="7.225cm" draw:start-shape="id27" draw:start-glue-point="1" draw:end-shape="id24" draw:end-glue-point="3" svg:d="M29575 14212l2-6987" svg:viewBox="0 0 3 6988">
          <text:p/>
        </draw:connector>
        <draw:frame draw:style-name="gr20" draw:text-style-name="P8" xml:id="id6" draw:id="id6" draw:layer="layout" svg:width="5.842cm" svg:height="1.241cm" svg:x="18.145cm" svg:y="0.238cm">
          <draw:text-box>
            <text:p><text:span text:style-name="T1">Jesuits expelled from Spanish territories, 1767</text:span></text:p>
          </draw:text-box>
        </draw:frame>
        <draw:frame draw:style-name="gr21" draw:text-style-name="P12" draw:layer="layout" svg:width="3.58cm" svg:height="1.241cm" svg:x="4.659cm" svg:y="12.106cm">
          <draw:text-box>
            <text:p><text:span text:style-name="T1">Astronomical events</text:span></text:p>
          </draw:text-box>
        </draw:frame>
        <draw:frame draw:style-name="gr22" draw:text-style-name="P12" xml:id="id5" draw:id="id5" draw:layer="layout" svg:width="3.734cm" svg:height="1.241cm" svg:x="17.259cm" svg:y="1.707cm">
          <draw:text-box>
            <text:p><text:span text:style-name="T1">Venus transits, 1761 and 1769</text:span></text:p>
          </draw:text-box>
        </draw:frame>
        <draw:frame draw:style-name="gr23" draw:text-style-name="P13" draw:layer="layout" svg:width="4.215cm" svg:height="1.241cm" svg:x="4.659cm" svg:y="13.507cm">
          <draw:text-box>
            <text:p><text:span text:style-name="T1">Private scientific libraries</text:span></text:p>
          </draw:text-box>
        </draw:frame>
        <draw:frame draw:style-name="gr24" draw:text-style-name="P15" draw:layer="layout" svg:width="2.979cm" svg:height="1.468cm" svg:x="18.526cm" svg:y="3.515cm">
          <draw:text-box>
            <text:p text:style-name="P14"><text:span text:style-name="T2">Jos</text:span><text:span text:style-name="T3">é</text:span><text:span text:style-name="T2"> Ignacio Bartolache, 1739-1790</text:span></text:p>
          </draw:text-box>
        </draw:frame>
        <draw:custom-shape draw:style-name="gr8" draw:text-style-name="P4" draw:layer="layout" svg:width="0.508cm" svg:height="0.508cm" svg:x="19.793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2.979cm" svg:height="1.468cm" svg:x="18.561cm" svg:y="8.666cm">
          <draw:text-box>
            <text:p text:style-name="P14"><text:span text:style-name="T2">Hip</text:span><text:span text:style-name="T3">ó</text:span><text:span text:style-name="T2">lito Unanue 1739-1790</text:span></text:p>
          </draw:text-box>
        </draw:frame>
        <draw:frame draw:style-name="gr25" draw:text-style-name="P16" draw:layer="layout" svg:width="4.479cm" svg:height="1.241cm" svg:x="8.493cm" svg:y="11.795cm">
          <draw:text-box>
            <text:p><text:span text:style-name="T1">Latin American scientific journals</text:span></text:p>
          </draw:text-box>
        </draw:frame>
        <draw:frame draw:style-name="gr26" draw:text-style-name="P18" xml:id="id1" draw:id="id1" draw:layer="layout" svg:width="5.368cm" svg:height="3.802cm" svg:x="10.652cm" svg:y="1.254cm">
          <draw:text-box>
            <text:p text:style-name="P17"><text:span text:style-name="T4">Diario Literario de Mexico, </text:span><text:span text:style-name="T5">Alzate, 1768</text:span></text:p>
            <text:p text:style-name="P17"><text:span text:style-name="T4">Asuntos Varios Sobre Ciencias y Artes</text:span></text:p>
            <text:p text:style-name="P17"><text:span text:style-name="T5">Alzate, 1772-1773</text:span></text:p>
            <text:p text:style-name="P17"><text:span text:style-name="T4">Observaciones sobre La Fisica, Historia Natural y Artes Utiles</text:span></text:p>
            <text:p text:style-name="P17"><text:span text:style-name="T5">Alzate, 1787-1788</text:span></text:p>
          </draw:text-box>
        </draw:frame>
        <draw:frame draw:style-name="gr27" draw:text-style-name="P19" draw:layer="layout" svg:width="4.479cm" svg:height="1.241cm" svg:x="9.636cm" svg:y="10.3cm">
          <draw:text-box>
            <text:p><text:span text:style-name="T1">European scientific journals</text:span></text:p>
          </draw:text-box>
        </draw:frame>
        <draw:frame draw:style-name="gr28" draw:text-style-name="P20" xml:id="id28" draw:id="id28" draw:layer="layout" svg:width="3.082cm" svg:height="2.286cm" svg:x="6.3cm" svg:y="2.778cm">
          <draw:text-box>
            <text:p text:style-name="P17"><text:span text:style-name="T4">Philosophiae Naturalis Principia Mathematica</text:span></text:p>
            <text:p text:style-name="P17"><text:span text:style-name="T5">Newton, 1678</text:span></text:p>
          </draw:text-box>
        </draw:frame>
        <draw:custom-shape draw:style-name="gr8" draw:text-style-name="P4" xml:id="id29" draw:id="id29" draw:layer="layout" svg:width="0.508cm" svg:height="0.508cm" svg:x="10.444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841cm" svg:y1="5.064cm" svg:x2="10.698cm" svg:y2="6.716cm" draw:start-shape="id28" draw:start-glue-point="2" draw:end-shape="id29" draw:end-glue-point="4" svg:d="M7841 5064l2857 1652" svg:viewBox="0 0 2858 1653">
          <text:p/>
        </draw:connector>
        <draw:frame draw:style-name="gr29" draw:text-style-name="P20" xml:id="id30" draw:id="id30" draw:layer="layout" svg:width="5.114cm" svg:height="2.246cm" svg:x="4.556cm" svg:y="7.39cm">
          <draw:text-box>
            <text:p text:style-name="P17"><text:span text:style-name="T4">The Royal Society (1660),</text:span></text:p>
            <text:p text:style-name="P17"><text:span text:style-name="T4">Philosophical Transactions of The Royal Society</text:span></text:p>
            <text:p text:style-name="P17"><text:span text:style-name="T5">Oldenburg, 1665</text:span></text:p>
          </draw:text-box>
        </draw:frame>
        <draw:connector draw:style-name="gr2" draw:text-style-name="P2" draw:layer="layout" draw:type="line" svg:x1="9.67cm" svg:y1="8.513cm" svg:x2="10.698cm" svg:y2="7.224cm" draw:start-shape="id30" draw:start-glue-point="1" draw:end-shape="id29" draw:end-glue-point="8" svg:d="M9670 8513l1028-1289" svg:viewBox="0 0 1029 1290">
          <text:p/>
        </draw:connector>
        <draw:frame draw:style-name="gr25" draw:text-style-name="P21" xml:id="id31" draw:id="id31" draw:layer="layout" svg:width="4.479cm" svg:height="1.086cm" svg:x="23.225cm" svg:y="7.477cm">
          <draw:text-box>
            <text:p text:style-name="P14"><text:span text:style-name="T4">Mercurio Peruano,</text:span></text:p>
            <text:p text:style-name="P14"><text:span text:style-name="T2">Un</text:span><text:span text:style-name="T3">á</text:span><text:span text:style-name="T6">nue, Calero, 1791</text:span></text:p>
          </draw:text-box>
        </draw:frame>
        <draw:connector draw:style-name="gr2" draw:text-style-name="P2" draw:layer="layout" draw:type="line" svg:x1="27.704cm" svg:y1="8.02cm" svg:x2="28.796cm" svg:y2="7.15cm" draw:start-shape="id31" draw:start-glue-point="1" draw:end-shape="id2" draw:end-glue-point="7" svg:d="M27704 8020l1092-870" svg:viewBox="0 0 1093 8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mfortaa Light1" svg:font-family="'Comfortaa Light'"/>
    <style:font-face style:name="Comfortaa Light" svg:font-family="'Comfortaa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9T22:21:01.873046217</meta:creation-date>
    <dc:date>2021-01-25T20:26:32.569874351</dc:date>
    <meta:editing-duration>PT1H11M21S</meta:editing-duration>
    <meta:editing-cycles>14</meta:editing-cycles>
    <meta:generator>LibreOffice/7.0.4.2$Linux_X86_64 LibreOffice_project/00$Build-2</meta:generator>
    <meta:document-statistic meta:object-count="70"/>
  </office:meta>
</office:document-meta>
</file>